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99cm" style:rel-column-width="10791*"/>
    </style:style>
    <style:style style:name="Tableau2.B" style:family="table-column">
      <style:table-column-properties style:column-width="3.701cm" style:rel-column-width="14265*"/>
    </style:style>
    <style:style style:name="Tableau2.D" style:family="table-column">
      <style:table-column-properties style:column-width="3.399cm" style:rel-column-width="13102*"/>
    </style:style>
    <style:style style:name="Tableau2.E" style:family="table-column">
      <style:table-column-properties style:column-width="3.401cm" style:rel-column-width="13112*"/>
    </style:style>
    <style:style style:name="Tableau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dc3da" officeooo:paragraph-rsid="001dc3d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fo:font-weight="bold" officeooo:rsid="001dc3da" officeooo:paragraph-rsid="001dc3da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1dc3da" officeooo:paragraph-rsid="001dc3da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1f9358" officeooo:paragraph-rsid="001f935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20363f" officeooo:paragraph-rsid="0020363f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rsid="0020363f" officeooo:paragraph-rsid="0020363f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rsid="00222ca2" officeooo:paragraph-rsid="00222ca2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dc3da" officeooo:paragraph-rsid="001dc3d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f9358" officeooo:paragraph-rsid="001f935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0363f" officeooo:paragraph-rsid="0020363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22ca2" officeooo:paragraph-rsid="00222ca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35cbb" officeooo:paragraph-rsid="00235cb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fo:font-style="normal" fo:font-weight="bold" officeooo:rsid="001dc3da" officeooo:paragraph-rsid="001dc3da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officeooo:rsid="001dc3da" officeooo:paragraph-rsid="001dc3d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officeooo:rsid="001dc3da" officeooo:paragraph-rsid="001e17c0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officeooo:rsid="001e17c0" officeooo:paragraph-rsid="001e17c0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8pt" fo:font-style="normal" fo:font-weight="normal" officeooo:rsid="00222ca2" officeooo:paragraph-rsid="00222ca2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font-style="normal" fo:font-weight="normal" officeooo:rsid="001f9358" officeooo:paragraph-rsid="001f935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0363f" officeooo:paragraph-rsid="0020363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35cbb" officeooo:paragraph-rsid="00235cb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3a170" officeooo:paragraph-rsid="0023a17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3ca4a" officeooo:paragraph-rsid="0023ca4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0pt" officeooo:rsid="0023a170" officeooo:paragraph-rsid="0023a170" style:font-size-asian="10pt" style:font-size-complex="10pt"/>
    </style:style>
    <style:style style:name="T1" style:family="text">
      <style:text-properties officeooo:rsid="001dc3da"/>
    </style:style>
    <style:style style:name="T2" style:family="text">
      <style:text-properties officeooo:rsid="001e17c0"/>
    </style:style>
    <style:style style:name="T3" style:family="text">
      <style:text-properties officeooo:rsid="001ee9db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26567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 2021-2022</text:p>
      <text:p text:style-name="P2">Peut-on prédire les cours des cryptomonnaies ?</text:p>
      <text:p text:style-name="P8"/>
      <text:p text:style-name="P3">Base de données :</text:p>
      <text:p text:style-name="P3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row table:style-name="TableLine2169610735504">
          <table:table-cell table:style-name="Tableau2.A1" office:value-type="string">
            <text:p text:style-name="P13">Devise</text:p>
          </table:table-cell>
          <table:table-cell table:style-name="Tableau2.A1" office:value-type="string">
            <text:p text:style-name="P13">Première date</text:p>
          </table:table-cell>
          <table:table-cell table:style-name="Tableau2.A1" office:value-type="string">
            <text:p text:style-name="P13">Dernière date</text:p>
          </table:table-cell>
          <table:table-cell table:style-name="Tableau2.A1" office:value-type="string">
            <text:p text:style-name="P13">Nombre de données</text:p>
          </table:table-cell>
          <table:table-cell table:style-name="Tableau2.A1" office:value-type="string">
            <text:p text:style-name="P13">Lignes</text:p>
          </table:table-cell>
        </table:table-row>
        <table:table-row table:style-name="TableLine2169610732336">
          <table:table-cell table:style-name="Tableau2.A1" office:value-type="string">
            <text:p text:style-name="P14">ADA (Cardano)</text:p>
          </table:table-cell>
          <table:table-cell table:style-name="Tableau2.A1" office:value-type="string">
            <text:p text:style-name="P14">17 avril 2018, 05:20:00</text:p>
          </table:table-cell>
          <table:table-cell table:style-name="Tableau2.A1" office:value-type="string">
            <text:p text:style-name="P14">16 janvier 2022, 15:19:00</text:p>
          </table:table-cell>
          <table:table-cell table:style-name="Tableau2.A1" office:value-type="string">
            <text:p text:style-name="P14">1973400</text:p>
          </table:table-cell>
          <table:table-cell table:style-name="Tableau2.A1" office:value-type="string">
            <text:p text:style-name="P16"><text:span text:style-name="T3">1</text:span> → <text:span text:style-name="T1">1973400</text:span></text:p>
          </table:table-cell>
        </table:table-row>
        <table:table-row table:style-name="TableLine2169610736944">
          <table:table-cell table:style-name="Tableau2.A1" office:value-type="string">
            <text:p text:style-name="P14">BTC (Bitcoin)</text:p>
          </table:table-cell>
          <table:table-cell table:style-name="Tableau2.A1" office:value-type="string">
            <text:p text:style-name="P14">17 août 2017, 04:00:00</text:p>
          </table:table-cell>
          <table:table-cell table:style-name="Tableau2.A1" office:value-type="string">
            <text:p text:style-name="P14">16 janvier 2022, 14:00:00</text:p>
          </table:table-cell>
          <table:table-cell table:style-name="Tableau2.A1" office:value-type="string">
            <text:p text:style-name="P14">2323321</text:p>
          </table:table-cell>
          <table:table-cell table:style-name="Tableau2.A1" office:value-type="string">
            <text:p text:style-name="P15">197340<text:span text:style-name="T2">1 → 4296721</text:span></text:p>
          </table:table-cell>
        </table:table-row>
        <table:table-row table:style-name="TableLine2169610729744">
          <table:table-cell table:style-name="Tableau2.A1" office:value-type="string">
            <text:p text:style-name="P14">DOGE (Dogecoin)</text:p>
          </table:table-cell>
          <table:table-cell table:style-name="Tableau2.A1" office:value-type="string">
            <text:p text:style-name="P14">5 juillet 2019, 16:00:00</text:p>
          </table:table-cell>
          <table:table-cell table:style-name="Tableau2.A1" office:value-type="string">
            <text:p text:style-name="P14">16 janvier 2022, 15:37:00</text:p>
          </table:table-cell>
          <table:table-cell table:style-name="Tableau2.A1" office:value-type="string">
            <text:p text:style-name="P14">1333418</text:p>
          </table:table-cell>
          <table:table-cell table:style-name="Tableau2.A1" office:value-type="string">
            <text:p text:style-name="P16">4296722 → 5630139</text:p>
          </table:table-cell>
        </table:table-row>
        <table:table-row table:style-name="TableLine2169610732624">
          <table:table-cell table:style-name="Tableau2.A1" office:value-type="string">
            <text:p text:style-name="P14">DOT (Polkadot)</text:p>
          </table:table-cell>
          <table:table-cell table:style-name="Tableau2.A1" office:value-type="string">
            <text:p text:style-name="P14">19 août 2020, 02:00:00</text:p>
          </table:table-cell>
          <table:table-cell table:style-name="Tableau2.A1" office:value-type="string">
            <text:p text:style-name="P14">16 janvier 2022, 16:24:00</text:p>
          </table:table-cell>
          <table:table-cell table:style-name="Tableau2.A1" office:value-type="string">
            <text:p text:style-name="P14">742465</text:p>
          </table:table-cell>
          <table:table-cell table:style-name="Tableau2.A1" office:value-type="string">
            <text:p text:style-name="P16">5630140 → 6372604</text:p>
          </table:table-cell>
        </table:table-row>
        <table:table-row table:style-name="TableLine2169610734064">
          <table:table-cell table:style-name="Tableau2.A1" office:value-type="string">
            <text:p text:style-name="P14">ETH (Ethereum)</text:p>
          </table:table-cell>
          <table:table-cell table:style-name="Tableau2.A1" office:value-type="string">
            <text:p text:style-name="P14">17 août 2017, 04:00:00</text:p>
          </table:table-cell>
          <table:table-cell table:style-name="Tableau2.A1" office:value-type="string">
            <text:p text:style-name="P14">16 janvier 2022, 14:59:00</text:p>
          </table:table-cell>
          <table:table-cell table:style-name="Tableau2.A1" office:value-type="string">
            <text:p text:style-name="P14">2323347</text:p>
          </table:table-cell>
          <table:table-cell table:style-name="Tableau2.A1" office:value-type="string">
            <text:p text:style-name="P16">6372605 → 8695951</text:p>
          </table:table-cell>
        </table:table-row>
        <table:table-row table:style-name="TableLine2169610739536">
          <table:table-cell table:style-name="Tableau2.A1" office:value-type="string">
            <text:p text:style-name="P14">XRP</text:p>
          </table:table-cell>
          <table:table-cell table:style-name="Tableau2.A1" office:value-type="string">
            <text:p text:style-name="P14">4 mai 2018, 14:00:00</text:p>
          </table:table-cell>
          <table:table-cell table:style-name="Tableau2.A1" office:value-type="string">
            <text:p text:style-name="P14">16 janvier 2022, 15:56:00</text:p>
          </table:table-cell>
          <table:table-cell table:style-name="Tableau2.A1" office:value-type="string">
            <text:p text:style-name="P14">1948437</text:p>
          </table:table-cell>
          <table:table-cell table:style-name="Tableau2.A1" office:value-type="string">
            <text:p text:style-name="P16">8695952 → 10644388</text:p>
          </table:table-cell>
        </table:table-row>
        <table:table-row table:style-name="TableLine2169610739536">
          <table:table-cell table:style-name="Tableau2.A1" office:value-type="string">
            <text:p text:style-name="P23">Comparaison BTC</text:p>
          </table:table-cell>
          <table:table-cell table:style-name="Tableau2.A1" office:value-type="string">
            <text:p text:style-name="P23">16 janvier 2022, 23:00:00</text:p>
          </table:table-cell>
          <table:table-cell table:style-name="Tableau2.A1" office:value-type="string">
            <text:p text:style-name="P23">29 mai 2022, 12:33:00</text:p>
          </table:table-cell>
          <table:table-cell table:style-name="Tableau2.A1" office:value-type="string">
            <text:p text:style-name="P23">190894</text:p>
          </table:table-cell>
          <table:table-cell table:style-name="Tableau2.A1" office:value-type="string">
            <text:p text:style-name="P23">—</text:p>
          </table:table-cell>
        </table:table-row>
      </table:table>
      <text:p text:style-name="P8"/>
      <text:p text:style-name="P4">Modélisation distance de Hamming :</text:p>
      <text:list xml:id="list961246256" text:style-name="L1">
        <text:list-item>
          <text:p text:style-name="P18">0 → baisse</text:p>
        </text:list-item>
        <text:list-item>
          <text:p text:style-name="P18">1 → stable</text:p>
        </text:list-item>
        <text:list-item>
          <text:p text:style-name="P18">2 → hausse</text:p>
        </text:list-item>
      </text:list>
      <text:p text:style-name="P9"/>
      <text:p text:style-name="P5">Modélisation échantillonage sur un octet :</text:p>
      <text:p text:style-name="P10">Pour chaque liste correspondant à une plage de 60 minutes, on assigne le minimum à la valeur 00000000, le maximum à 11111111 et les autres valeurs en progression arithmétique entre celles-ci.</text:p>
      <text:p text:style-name="P10"/>
      <text:p text:style-name="P6">Étude de la corrélation entre les différentes crypto :</text:p>
      <text:p text:style-name="P10">Valeurs entre 1597802400000 et 1642341600000 (742321 valeurs)</text:p>
      <text:p text:style-name="P10">ADA : 1231000</text:p>
      <text:p text:style-name="P10">BTC : 1581000</text:p>
      <text:p text:style-name="P10">DOGE : 591000</text:p>
      <text:p text:style-name="P10">DOT : 0</text:p>
      <text:p text:style-name="P10">ETH : 1580967</text:p>
      <text:p text:style-name="P10">XRP : 1206000</text:p>
      <text:p text:style-name="P10"/>
      <text:p text:style-name="P7">Coefficients de corrélation :</text:p>
      <text:p text:style-name="P17">[[0.9999999999999998, 0.7793309080402814, 0.7998883773903629, 0.7859270541789318, 0.8763269849115647, 0.8299108614701327], [0.7793309080402814, 0.9999999999999998, 0.5949165609838689, 0.9521096387963828, 0.8333584731760703, 0.745797262184334], [0.7998883773903629, 0.5949165609838689, 1.0, 0.6132733869151425, 0.7701208044388899, 0.8586381947425468], [0.7859270541789318, 0.9521096387963828, 0.6132733869151425, 1.0, 0.8239395966969054, 0.7671561399612676], [0.8763269849115647, 0.8333584731760703, 0.7701208044388899, 0.8239395966969054, 1.0, 0.8198254041129012], [0.8299108614701327, 0.745797262184334, 0.8586381947425468, 0.7671561399612676, 0.8198254041129012, 1.0]]</text:p>
      <text:p text:style-name="P11">Moyenne des coefficients de corrélation : 0,82</text:p>
      <text:p text:style-name="P10"/>
      <text:p text:style-name="P7">Graphes :</text:p>
      <text:p text:style-name="P11">corrélation : graphe des 6 cours, chaque point correspond à la moyenne par jour</text:p>
      <text:p text:style-name="P11"/>
      <text:p text:style-name="P12">H→H<text:tab/>(658368, 315753)<text:tab/>48,12 %</text:p>
      <text:p text:style-name="P12">H→B<text:tab/>(658368, 340488)<text:tab/>51,88 %</text:p>
      <text:p text:style-name="P12">B→H<text:tab/>(635463, 340269)<text:tab/>53,72 %</text:p>
      <text:p text:style-name="P12">B→B<text:tab/>(635463, 293096)<text:tab/>46,28 %</text:p>
      <text:p text:style-name="P12"/>
      <text:p text:style-name="P12">Si le marché est haussier, il baissera en moyenne de 7,2 % de ce qu’il a augmenté durant la dernière heure</text:p>
      <text:p text:style-name="P12">Si le marché est baissier, il augmentera en moyenne de 9,9 % de ce qu’il a augmenté durant la dernière heure</text:p>
      <text:p text:style-name="P12"/>
      <text:p text:style-name="P21"><text:soft-page-break/>Du 16 janvier au 29 mai, le capital s’est accru de 8 % alors que le cours du bitcoin s’est effondré de 33 %</text:p>
      <text:p text:style-name="P21"/>
      <text:p text:style-name="P22">ROI m<text:span text:style-name="T5">oyen </text:span>: 30 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4:15:00.157000000</meta:creation-date>
    <dc:date>2022-06-02T15:57:49.638000000</dc:date>
    <meta:editing-duration>PT5H14M41S</meta:editing-duration>
    <meta:editing-cycles>11</meta:editing-cycles>
    <meta:generator>LibreOffice/7.3.0.3$Windows_X86_64 LibreOffice_project/0f246aa12d0eee4a0f7adcefbf7c878fc2238db3</meta:generator>
    <meta:document-statistic meta:table-count="1" meta:image-count="0" meta:object-count="0" meta:page-count="2" meta:paragraph-count="70" meta:word-count="358" meta:character-count="2462" meta:non-whitespace-character-count="2176"/>
  </office:meta>
</office:document-meta>
</file>